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e1600" officeooo:paragraph-rsid="001e1600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13d12" officeooo:paragraph-rsid="00213d1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5a56d" officeooo:paragraph-rsid="0025a56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45cea0" officeooo:paragraph-rsid="0045cea0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FreeSerif" officeooo:rsid="001f5576" officeooo:paragraph-rsid="001f5576"/>
    </style:style>
    <style:style style:name="P6" style:family="paragraph" style:parent-style-name="Standard">
      <style:text-properties style:font-name="FreeSerif" officeooo:rsid="001f5576" officeooo:paragraph-rsid="0022b598"/>
    </style:style>
    <style:style style:name="P7" style:family="paragraph" style:parent-style-name="Standard">
      <style:text-properties style:font-name="FreeSerif" officeooo:rsid="001e1600" officeooo:paragraph-rsid="001e1600"/>
    </style:style>
    <style:style style:name="P8" style:family="paragraph" style:parent-style-name="Standard">
      <style:text-properties style:font-name="FreeSerif" officeooo:rsid="001e1600" officeooo:paragraph-rsid="0022b598"/>
    </style:style>
    <style:style style:name="P9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FreeSerif" fo:font-style="normal" fo:font-weight="normal" officeooo:rsid="00264a30" officeooo:paragraph-rsid="002b21a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FreeSerif" fo:font-style="normal" fo:font-weight="normal" officeooo:rsid="00264a30" officeooo:paragraph-rsid="0045cea0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FreeSerif" fo:font-style="normal" fo:font-weight="normal" officeooo:rsid="003fed61" officeooo:paragraph-rsid="003fed6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FreeSerif" fo:font-style="normal" fo:font-weight="normal" officeooo:rsid="004a57f5" officeooo:paragraph-rsid="0045cea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FreeSerif" fo:font-style="normal" fo:font-weight="normal" officeooo:rsid="001f5576" officeooo:paragraph-rsid="0032ebcc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FreeSerif" fo:font-style="normal" fo:font-weight="normal" officeooo:rsid="001f5576" officeooo:paragraph-rsid="00264a30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FreeSerif" fo:font-style="normal" fo:font-weight="bold" officeooo:rsid="0045cea0" officeooo:paragraph-rsid="0045cea0" style:font-style-asian="normal" style:font-weight-asian="bold" style:font-style-complex="normal" style:font-weight-complex="bold"/>
    </style:style>
    <style:style style:name="P18" style:family="paragraph" style:parent-style-name="Standard">
      <style:text-properties style:font-name="FreeSerif" fo:font-style="normal" fo:font-weight="bold" officeooo:rsid="0049b250" officeooo:paragraph-rsid="0049b250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font-name="FreeSerif" fo:font-style="normal" fo:font-weight="bold" officeooo:rsid="004a57f5" officeooo:paragraph-rsid="004a57f5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FreeSerif" fo:font-size="12pt" style:text-underline-style="none" fo:font-weight="normal" officeooo:rsid="0036cf56" officeooo:paragraph-rsid="0036cf56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FreeSerif" fo:font-size="12pt" style:text-underline-style="none" fo:font-weight="normal" officeooo:rsid="0036cf56" officeooo:paragraph-rsid="0037071d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FreeSerif" fo:font-size="12pt" style:text-underline-style="none" fo:font-weight="normal" officeooo:rsid="001e1600" officeooo:paragraph-rsid="001e1600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FreeSerif" fo:font-size="12pt" fo:font-style="normal" style:text-underline-style="none" fo:font-weight="normal" officeooo:rsid="001e1600" officeooo:paragraph-rsid="001e1600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13d12" officeooo:paragraph-rsid="0022b598" style:font-style-asian="normal" style:font-weight-asian="normal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446ab" officeooo:paragraph-rsid="002446ab" style:font-style-asian="normal" style:font-weight-asian="normal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29c3ea" style:font-style-asian="normal" style:font-weight-asian="normal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3e201" style:font-style-asian="normal" style:font-weight-asian="normal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71c1f" officeooo:paragraph-rsid="00471c1f" style:font-style-asian="normal" style:font-weight-asian="normal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a57f5" officeooo:paragraph-rsid="004e3fa0" style:font-style-asian="normal" style:font-weight-asian="normal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ize="12pt" fo:font-style="normal" style:text-underline-style="none" fo:font-weight="normal" officeooo:rsid="004a57f5" officeooo:paragraph-rsid="004a57f5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FreeSerif" fo:font-style="normal" fo:font-weight="normal" officeooo:rsid="0027f9a1" officeooo:paragraph-rsid="0027f9a1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FreeSerif" fo:font-style="normal" fo:font-weight="bold" officeooo:rsid="0027f9a1" officeooo:paragraph-rsid="0027f9a1" style:font-style-asian="normal" style:font-weight-asian="bold" style:font-style-complex="normal" style:font-weight-complex="bold"/>
    </style:style>
    <style:style style:name="P41" style:family="paragraph" style:parent-style-name="Standard">
      <style:text-properties style:font-name="FreeSerif" fo:font-size="12pt" style:text-underline-style="none" fo:font-weight="normal" officeooo:rsid="0041eb1f" officeooo:paragraph-rsid="0041eb1f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FreeSerif" fo:font-size="12pt" style:text-underline-style="none" fo:font-weight="normal" officeooo:rsid="005404e7" officeooo:paragraph-rsid="005404e7" style:font-size-asian="12pt" style:font-weight-asian="normal" style:font-size-complex="12pt" style:font-weight-complex="normal"/>
    </style:style>
    <style:style style:name="P43" style:family="paragraph" style:parent-style-name="Standard" style:list-style-name="L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72a51" officeooo:paragraph-rsid="00372a51" style:font-size-asian="9pt" style:font-weight-asian="normal" style:font-size-complex="9pt" style:font-weight-complex="normal"/>
    </style:style>
    <style:style style:name="P44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b1caa" officeooo:paragraph-rsid="003b1caa" style:font-size-asian="9pt" style:font-weight-asian="normal" style:font-size-complex="9pt" style:font-weight-complex="normal"/>
    </style:style>
    <style:style style:name="P45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488bf6" officeooo:paragraph-rsid="00488bf6" style:font-size-asian="9pt" style:font-weight-asian="normal" style:font-size-complex="9pt" style:font-weight-complex="normal"/>
    </style:style>
    <style:style style:name="P46" style:family="paragraph" style:parent-style-name="Standard" style:list-style-name="L2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0.0118in"/>
        </style:tab-stops>
      </style:paragraph-properties>
      <style:text-properties style:font-name="FreeSerif" fo:font-size="9pt" fo:font-style="normal" fo:font-weight="normal" officeooo:rsid="0028c904" officeooo:paragraph-rsid="0028c904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4fe49" style:font-style-asian="normal" style:font-weight-asian="normal" style:font-style-complex="normal" style:font-weight-complex="normal"/>
    </style:style>
    <style:style style:name="T1" style:family="text">
      <style:text-properties officeooo:rsid="001f55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d12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b598" style:font-weight-asian="bold" style:font-weight-complex="bold"/>
    </style:style>
    <style:style style:name="T6" style:family="text">
      <style:text-properties fo:font-weight="bold" officeooo:rsid="00213d12" style:font-weight-asian="bold" style:font-weight-complex="bold"/>
    </style:style>
    <style:style style:name="T7" style:family="text">
      <style:text-properties fo:font-weight="bold" officeooo:rsid="002446ab" style:font-weight-asian="bold" style:font-weight-complex="bold"/>
    </style:style>
    <style:style style:name="T8" style:family="text">
      <style:text-properties fo:font-weight="bold" officeooo:rsid="0037071d" style:font-weight-asian="bold" style:font-weight-complex="bold"/>
    </style:style>
    <style:style style:name="T9" style:family="text">
      <style:text-properties officeooo:rsid="0029c3ea"/>
    </style:style>
    <style:style style:name="T10" style:family="text">
      <style:text-properties officeooo:rsid="003284b0"/>
    </style:style>
    <style:style style:name="T11" style:family="text">
      <style:text-properties officeooo:rsid="0037071d"/>
    </style:style>
    <style:style style:name="T12" style:family="text">
      <style:text-properties officeooo:rsid="00378fb8"/>
    </style:style>
    <style:style style:name="T13" style:family="text">
      <style:text-properties officeooo:rsid="00393510"/>
    </style:style>
    <style:style style:name="T14" style:family="text">
      <style:text-properties officeooo:rsid="0041eb1f"/>
    </style:style>
    <style:style style:name="T15" style:family="text">
      <style:text-properties officeooo:rsid="0043e201"/>
    </style:style>
    <style:style style:name="T16" style:family="text">
      <style:text-properties officeooo:rsid="00471c1f"/>
    </style:style>
    <style:style style:name="T17" style:family="text">
      <style:text-properties officeooo:rsid="0049b250"/>
    </style:style>
    <style:style style:name="T18" style:family="text">
      <style:text-properties officeooo:rsid="004d62c2"/>
    </style:style>
    <style:style style:name="T19" style:family="text">
      <style:text-properties officeooo:rsid="004e3fa0"/>
    </style:style>
    <style:style style:name="T20" style:family="text">
      <style:text-properties officeooo:rsid="0050db8c"/>
    </style:style>
    <style:style style:name="T21" style:family="text">
      <style:text-properties officeooo:rsid="005233f6"/>
    </style:style>
    <style:style style:name="T22" style:family="text">
      <style:text-properties officeooo:rsid="005310c3"/>
    </style:style>
    <style:style style:name="T23" style:family="text">
      <style:text-properties officeooo:rsid="00539485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officeooo:rsid="005404e7"/>
    </style:style>
    <style:style style:name="T2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7" style:family="text">
      <style:text-properties officeooo:rsid="005596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8">ES</text:span><text:span text:style-name="T4">:</text:span> <text:span text:style-name="T11">Effective Skill</text:span></text:p>
      <text:p text:style-name="P21"><text:span text:style-name="T8">ES</text:span> = Base Skill + modifiers</text:p>
      <text:list xml:id="list2510080300" text:style-name="L1">
        <text:list-item>
          <text:p text:style-name="P43">Modifiers are defied between -9 to +9. <text:s/><text:span text:style-name="T12">Beyond these should be </text:span><text:span text:style-name="T13">an </text:span><text:span text:style-name="T12">automatic fail or success </text:span><text:span text:style-name="T21">unless contested with extreme scores.</text:span></text:p>
        </text:list-item>
        <text:list-item>
          <text:p text:style-name="P44">ES can be thought of as a target number.</text:p>
        </text:list-item>
        <text:list-item>
          <text:p text:style-name="P45">If no Base Skill, then automatic fail or cannot attempt <text:span text:style-name="T22">the action</text:span>.</text:p>
        </text:list-item>
      </text:list>
      <text:p text:style-name="P41"><text:span text:style-name="T4">Roll</text:span> = sum up 3d6.</text:p>
      <text:p text:style-name="P42"><text:span text:style-name="T4">P1:</text:span> Player 1</text:p>
      <text:p text:style-name="P42"><text:span text:style-name="T4">P2:</text:span> Player 2</text:p>
      <text:p text:style-name="P22"/>
      <text:p text:style-name="P22"/>
      <text:p text:style-name="P1">Success Roll</text:p>
      <text:p text:style-name="P5">1) Define <text:span text:style-name="T11">ES</text:span></text:p>
      <text:p text:style-name="P7"><text:span text:style-name="T14">2</text:span><text:span text:style-name="T1">) </text:span><text:span text:style-name="T5">Roll</text:span><text:span text:style-name="T4"> &lt;= 4:</text:span> <text:span text:style-name="T2">Success.</text:span></text:p>
      <text:p text:style-name="P8"><text:span text:style-name="T14">3</text:span><text:span text:style-name="T1">) </text:span><text:span text:style-name="T5">Roll</text:span><text:span text:style-name="T4"> &gt;= 17:</text:span> <text:span text:style-name="T2">Fail.</text:span></text:p>
      <text:p text:style-name="P6"><text:span text:style-name="T14">4</text:span>) <text:span text:style-name="T5">Roll</text:span><text:span text:style-name="T4"> &lt;= </text:span><text:span text:style-name="T8">ES</text:span><text:span text:style-name="T4">:</text:span> <text:span text:style-name="T2">Success.</text:span></text:p>
      <text:p text:style-name="P5"><text:span text:style-name="T14">5</text:span>) <text:span text:style-name="T2">Fail.</text:span></text:p>
      <text:p text:style-name="P7"/>
      <text:p text:style-name="P7"/>
      <text:p text:style-name="P2">Success Roll (w/ Crits)</text:p>
      <text:p text:style-name="P24">1) Define <text:span text:style-name="T11">ES</text:span></text:p>
      <text:p text:style-name="P27"><text:span text:style-name="T14">2</text:span><text:span text:style-name="T1">) </text:span><text:span text:style-name="T5">Roll</text:span><text:span text:style-name="T4"> &lt;= 4:</text:span> <text:span text:style-name="T3">Critical </text:span><text:span text:style-name="T2">Success.</text:span></text:p>
      <text:p text:style-name="P27"><text:span text:style-name="T14">3</text:span><text:span text:style-name="T1">) </text:span><text:span text:style-name="T5">Roll</text:span><text:span text:style-name="T4"> </text:span><text:span text:style-name="T6">=</text:span><text:span text:style-name="T4">= 1</text:span><text:span text:style-name="T6">8</text:span><text:span text:style-name="T4">:</text:span> <text:span text:style-name="T3">Critical </text:span><text:span text:style-name="T2">Fail.</text:span></text:p>
      <text:p text:style-name="P29"><text:span text:style-name="T14">4</text:span>) <text:span text:style-name="T4">(Roll == 17) and (</text:span><text:span text:style-name="T8">ES</text:span><text:span text:style-name="T4"> &lt;= 15):</text:span> <text:span text:style-name="T2">Critical Fail.</text:span></text:p>
      <text:p text:style-name="P28"><text:span text:style-name="T14">5</text:span>) <text:span text:style-name="T4">Delta = </text:span><text:span text:style-name="T8">ES</text:span><text:span text:style-name="T4"> - </text:span><text:span text:style-name="T5">Roll</text:span></text:p>
      <text:p text:style-name="P29"><text:span text:style-name="T14">6</text:span>) <text:span text:style-name="T4">Delta &gt;= 10:</text:span> <text:span text:style-name="T2">Critical Success.</text:span></text:p>
      <text:p text:style-name="P29"><text:span text:style-name="T14">7</text:span>) <text:span text:style-name="T4">Delta &lt;= -10:</text:span> <text:span text:style-name="T2">Critical Fail.</text:span></text:p>
      <text:p text:style-name="P26"><text:span text:style-name="T14">8</text:span>) <text:span text:style-name="T7">Roll</text:span><text:span text:style-name="T4"> &lt;= </text:span><text:span text:style-name="T8">ES</text:span><text:span text:style-name="T4">:</text:span> <text:span text:style-name="T2">Success.</text:span></text:p>
      <text:p text:style-name="P26"><text:span text:style-name="T14">9</text:span>) <text:span text:style-name="T2">Fail.</text:span></text:p>
      <text:p text:style-name="P15"/>
      <text:p text:style-name="P14"/>
      <text:p text:style-name="P4">Extreme Scores</text:p>
      <text:p text:style-name="P17">If both contestants have <text:span text:style-name="T17">their </text:span>ES &lt;= 6:</text:p>
      <text:p text:style-name="P35"><text:span text:style-name="T20">1</text:span>) <text:span text:style-name="T20">X</text:span> = 10 – <text:span text:style-name="T20">lowest score</text:span></text:p>
      <text:p text:style-name="P35"><text:span text:style-name="T20">2</text:span>) Add <text:span text:style-name="T20">X</text:span> to both contestants’ ES</text:p>
      <text:p text:style-name="P35"><text:span text:style-name="T20">3</text:span>) Roll against their new ES.</text:p>
      <text:p text:style-name="P18">If <text:span text:style-name="T27">both have </text:span>(ES &gt;= 14) and (ES &lt; 20):</text:p>
      <text:p text:style-name="P34">1) X = lowest score <text:span text:style-name="T2">minus</text:span> 10</text:p>
      <text:p text:style-name="P36">2) Reduce both contestants’ ES by X</text:p>
      <text:p text:style-name="P36">3) <text:span text:style-name="T16">Roll against their new ES.</text:span></text:p>
      <text:p text:style-name="P19">If both contestants have their ES &gt; 20:</text:p>
      <text:p text:style-name="P33">1) X = 10 / lowest score</text:p>
      <text:p text:style-name="P37">2) <text:span text:style-name="T19">Lowest ES becomes the value of 10</text:span></text:p>
      <text:p text:style-name="P37"><text:span text:style-name="T19">3) </text:span>Multiply <text:span text:style-name="T18">highest</text:span> ES by X, <text:span text:style-name="T19">round down.</text:span></text:p>
      <text:p text:style-name="P38"><text:span text:style-name="T19">4</text:span>) Roll against their new ES.</text:p>
      <text:p text:style-name="P23"/>
      <text:p text:style-name="P16"/>
      <text:p text:style-name="P3">P<text:span text:style-name="T21">vP</text:span> <text:span text:style-name="T15">(Regular Contest)</text:span></text:p>
      <text:p text:style-name="P25"><text:span text:style-name="T9">1</text:span>) If P1 <text:span text:style-name="T2">critically</text:span> succeeds, P2 <text:span text:style-name="T10">will not roll to avoid the</text:span> hit.</text:p>
      <text:p text:style-name="P30"><text:span text:style-name="T9">2</text:span>) If P1 succeeds, P2 <text:span text:style-name="T2">may</text:span> roll to <text:span text:style-name="T10">a</text:span>void the attack.</text:p>
      <text:p text:style-name="P31">3) If tie, <text:span text:style-name="T21">neither players </text:span><text:span text:style-name="T23">succeed</text:span><text:span text:style-name="T21"> their goals</text:span>. </text:p>
      <text:p text:style-name="P10"/>
      <text:p text:style-name="P9"/>
      <text:p text:style-name="P40"><text:span text:style-name="T26">Quick Contest</text:span></text:p>
      <text:p text:style-name="P39">1) <text:span text:style-name="T4">P1’s Delta &gt; P2’s Delta:</text:span> P1 succeeds.</text:p>
      <text:p text:style-name="P47"><text:span text:style-name="T25">2</text:span>) If tie, n<text:span text:style-name="T23">either players succeed in their goals</text:span>.</text:p>
      <text:p text:style-name="P12"><text:span text:style-name="T25">3</text:span>) P2 succeeds.</text:p>
      <text:list xml:id="list1854500451" text:style-name="L2">
        <text:list-item>
          <text:p text:style-name="P46">If both Deltas are negative, the less negative is the winner.</text:p>
        </text:list-item>
      </text:list>
      <text:p text:style-name="P9"/>
      <text:p text:style-name="P9"/>
      <text:p text:style-name="P22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/>
      <text:p text:style-name="P32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6:55:52.823026734</meta:creation-date>
    <dc:date>2022-05-09T01:12:01.777265460</dc:date>
    <meta:editing-duration>PT2H59M48S</meta:editing-duration>
    <meta:editing-cycles>53</meta:editing-cycles>
    <meta:generator>LibreOffice/7.0.4.2$Linux_X86_64 LibreOffice_project/00$Build-2</meta:generator>
    <meta:document-statistic meta:table-count="0" meta:image-count="0" meta:object-count="0" meta:page-count="1" meta:paragraph-count="47" meta:word-count="306" meta:character-count="1480" meta:non-whitespace-character-count="1222"/>
  </office:meta>
</office:document-meta>
</file>